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inux Libertine" svg:font-family="'Linux Libertine', Georgia,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Liberation Serif" fo:font-size="11pt" style:font-size-asian="11pt" style:font-size-complex="11pt"/>
    </style:style>
    <style:style style:name="P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officeooo:rsid="0015e4d3" officeooo:paragraph-rsid="0015e4d3" style:text-blinking="false" fo:background-color="transparent" style:font-size-asian="14pt" style:font-weight-asian="bold" style:font-size-complex="14pt" style:font-weight-complex="bold"/>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15e4d3" officeooo:paragraph-rsid="0015e4d3" style:text-blinking="false" fo:background-color="transparent" style:font-size-asian="11pt" style:font-weight-asian="normal" style:font-size-complex="11pt" style:font-weight-complex="normal"/>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15e4d3" officeooo:paragraph-rsid="0015e4d3" style:text-blinking="false" fo:background-color="transparent" style:font-size-asian="11pt" style:font-size-complex="11pt"/>
    </style:style>
    <style:style style:name="P6"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7"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style:font-name="Liberation Serif" fo:font-size="11pt" style:font-size-asian="11pt" style:font-size-complex="11pt"/>
    </style:style>
    <style:style style:name="P8"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style:font-name="Liberation Serif" fo:font-size="11pt" style:font-size-asian="11pt" style:font-size-complex="11pt"/>
    </style:style>
    <style:style style:name="P9" style:family="paragraph" style:parent-style-name="Text_20_body">
      <style:paragraph-properties fo:margin-left="0cm" fo:margin-right="0cm" fo:margin-top="0cm" fo:margin-bottom="0cm" loext:contextual-spacing="false" fo:line-height="138%" fo:text-align="end" style:justify-single-word="false" fo:text-indent="0cm" style:auto-text-indent="false" style:writing-mode="lr-tb"/>
      <style:text-properties style:font-name="Liberation Serif" fo:font-size="11pt" fo:font-weight="normal" officeooo:rsid="00165c35" officeooo:paragraph-rsid="00165c35" style:font-size-asian="11pt" style:font-weight-asian="normal" style:font-size-complex="11pt" style:font-weight-complex="normal"/>
    </style:style>
    <style:style style:name="T1" style:family="text">
      <style:text-properties officeooo:rsid="0015e4d3"/>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015e4d3"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0165c35"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language="en" fo:country="US"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language="en" fo:country="US" fo:font-style="normal" style:text-underline-style="none" fo:font-weight="normal" officeooo:rsid="0015e4d3" style:text-blinking="false" fo:background-color="transparent" loext:char-shading-value="0"/>
    </style:style>
    <style:style style:name="T8" style:family="text">
      <style:text-properties officeooo:rsid="00165c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iel Domurad</text:p>
      <text:p text:style-name="P4">Katedra Systemów Energetycznych i Urządzeń Ochrony Środowiska</text:p>
      <text:p text:style-name="P4">Wydział Inżynierii Mechanicznej i Robotyki </text:p>
      <text:p text:style-name="P4">Akademia Górniczo-Hutnicza im. Stanisława Staszica w Krakowie </text:p>
      <text:p text:style-name="P5"/>
      <text:p text:style-name="P3"><text:bookmark text:name="docs-internal-guid-e1d18b53-efca-fe39-f895-820271ad3f31"/>Inspekcyjny robot mobilny. </text:p>
      <text:p text:style-name="P1"/>
      <text:p text:style-name="P6">Roboty mobilne to takie <text:span text:style-name="T1">roboty, które</text:span> są w stanie samodzielnie zmienić swoje położenie w przestrzeni. Konstrukcje tego typu dzieli się na wiele podkategorii ze względu na funkcjonalność, sposób poruszania się oraz układ napędowy. Wspomniana odmiana robotów znajduje zastosowanie w wielu dziedzinach: np zastosowania wojskowe, przemysłowe, <text:span text:style-name="T1">cywilne, a nawet</text:span> osobiste. Konstrukcje tego typu mogą chronić ludzie życie oraz zastępować człowieka w miejscach niebezpiecznych dla zdrowia, czego przykładem mogą być roboty saperskie. Roboty inspekcyjne <text:span text:style-name="T1">dostarczają</text:span> człowiekowi szereg informacji o <text:span text:style-name="T1">miejscu, w którym</text:span> się znajdują i mogą być wykorzystane do inspekcji miejsc trudno dostępnych. Coraz częściej można <text:span text:style-name="T1">spotkać</text:span> roboty mobilne w użytku osobistym, są to zazwyczaj roboty do <text:span text:style-name="T1">odkurzana</text:span> i zmywania podłogi bądź roboty przeznaczone do rozrywki lub edukacji.</text:p>
      <text:p text:style-name="P1"/>
      <text:p text:style-name="P7"><text:span text:style-name="T2">Celem pracy dyplomowej magisterskiej jest zaprojektowanie oraz zbudowanie inspekcyjnego robota mobilnego do zastosowań cywilnych</text:span><text:span text:style-name="T3">, oraz</text:span><text:span text:style-name="T2"> stacji bazowej do jego nadzoru. Zadaniem robota jest inspekcja powierzchni </text:span><text:span text:style-name="T3">ograniczonej — terenu</text:span><text:span text:style-name="T2"> otwartego. Do elementów wyposażenia robota należy moduł GPS (</text:span><text:span text:style-name="T6">Global Positioning System</text:span><text:span text:style-name="T7">), który</text:span><text:span text:style-name="T2"> </text:span><text:span text:style-name="T3">umożliwia</text:span><text:span text:style-name="T2"> samodzielny przejazd robota pomiędzy zadanymi punktami. Kamera pozwala na rejestracje obrazu otoczenia, co daje możliwość zdalnego sterowania jednostką mobilną oraz identyfikację inwestygowanych obiektów. System bezprzewodowej transmisja danych pozwala na realizacje komunikacji przez adapter </text:span><text:span text:style-name="T3">WiFi</text:span><text:span text:style-name="T2"> lub moduł bluetooth. Sterowanie robotem może odbywać się w dwóch trybach: manualnym oraz automatycznym z </text:span><text:span text:style-name="T3">wykorzystaniem</text:span><text:span text:style-name="T2"> współrzędnych zadanych a priori. Oprócz robota będącego jednostką mobilną system zawiera jednostkę </text:span><text:span text:style-name="T3">stacjonarną — nadrzędną</text:span><text:span text:style-name="T2">. Jednostka stacjonarna jest odpowiedzialna za sterowanie robotem</text:span><text:span text:style-name="T3"> oraz</text:span><text:span text:style-name="T2"> za zadawanie </text:span><text:span text:style-name="T3">współrzędnych, po których</text:span><text:span text:style-name="T2"> ma się on poruszać. Dodatkowym zadaniem </text:span><text:span text:style-name="T3">części</text:span><text:span text:style-name="T2"> stacjonarnej systemu jest akwizycja oraz archiwizacja danych napływających z </text:span><text:span text:style-name="T3">części</text:span><text:span text:style-name="T2"> mobilnej. </text:span></text:p>
      <text:p text:style-name="P7"><text:span text:style-name="T2"/></text:p>
      <text:p text:style-name="P7"><text:span text:style-name="T2">Jądrem systemu robota mobilnego jest komputer wbudowany Raspberry Pi, stanowiący jednostkę hardware. Oprogramowanie jest napisane w środowisku Qt5 z wykorzystaniem biblioteki OpenCV. </text:span><text:span text:style-name="T4">Ze względu na skalowalność systemu jednostka stacjonarna będzie mogła być zrealizowana na dowolnej platformie. </text:span></text:p>
      <text:p text:style-name="P8"><text:span text:style-name="T4"/></text:p>
      <text:p text:style-name="P9"><text:span text:style-name="T5">Opiekun naukowy referatu:</text:span></text:p>
      <text:p text:style-name="P9"><text:span text:style-name="T5">dr inż. Wojciech Ciesielk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inux Libertine" svg:font-family="'Linux Libertine', Georgia, Times,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16:53:46.478639259</meta:creation-date>
    <dc:date>2015-03-06T17:17:16.993696540</dc:date>
    <meta:editing-duration>PT8M20S</meta:editing-duration>
    <meta:editing-cycles>1</meta:editing-cycles>
    <meta:document-statistic meta:table-count="0" meta:image-count="0" meta:object-count="0" meta:page-count="1" meta:paragraph-count="10" meta:word-count="318" meta:character-count="2532" meta:non-whitespace-character-count="2216"/>
    <meta:generator>LibreOffice/4.4.1.2$Linux_X86_64 LibreOffice_project/40m0$Build-2</meta:generator>
  </office:meta>
</office:document-meta>
</file>